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Liberation Sans" fo:font-size="18pt" officeooo:rsid="0009925f" officeooo:paragraph-rsid="0009925f" style:font-size-asian="18pt" style:font-size-complex="18pt"/>
    </style:style>
    <style:style style:name="P2" style:family="paragraph" style:parent-style-name="Standard">
      <loext:graphic-properties draw:fill="none"/>
      <style:paragraph-properties fo:margin-left="0cm" fo:margin-right="-0.7cm" fo:text-align="justify" style:justify-single-word="false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-0.7cm" fo:text-align="justify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ecnologias Emergentes</text:h>
      <text:h text:style-name="Heading_20_4" text:outline-level="4">Tecnologias de Rede de Comunicação</text:h>
      <text:p text:style-name="P2"><text:span text:style-name="T2">As tecnologias de rede de comunicação são responsáveis por permitir a conexão e a troca de informações entre dispositivos e usuários em todo o mundo. Essas tecnologias têm evoluído rapidamente ao longo das décadas, impulsionando o avanço da comunicação global.</text:span></text:p>
      <text:p text:style-name="P3">Na década de 80, o surgimento da Ethernet e do protocolo TCP/IP estabeleceu as bases para as redes de computadores. A Ethernet se tornou amplamente adotada como uma tecnologia de rede local (LAN), enquanto o TCP/IP se tornou o protocolo padrão para a comunicação de dados pela Internet.</text:p>
      <text:p text:style-name="P3"/>
      <text:p text:style-name="P3">Na década de 90, as redes sem fio começaram a se tornar populares com o lançamento do padrão Wi-Fi, permitindo a conexão de dispositivos sem a necessidade de fios. Essa tecnologia se expandiu e se tornou essencial para a comunicação em ambientes domésticos, corporativos e públicos.</text:p>
      <text:p text:style-name="P3"/>
      <text:p text:style-name="P3">Ao longo dos anos, as tecnologias de rede se tornaram mais rápidas e eficientes. A evolução das redes móveis foi marcante, com a introdução da tecnologia 3G, que permitiu o acesso à internet em dispositivos móveis. Em seguida, o 4G aumentou significativamente as velocidades de conexão, permitindo a transmissão de dados em alta velocidade e o suporte a aplicativos e serviços mais avançados.</text:p>
      <text:p text:style-name="P3"/>
      <text:p text:style-name="P3">A década de 2010 foi marcada pela popularização das redes sociais e pela crescente demanda por velocidades de conexão mais rápidas. As tecnologias de rede se tornaram mais integradas com a computação em nuvem, permitindo o armazenamento e o acesso a dados remotamente. Isso possibilitou o compartilhamento de informações em tempo real e o desenvolvimento de aplicativos e serviços baseados na nuvem.</text:p>
      <text:p text:style-name="P3"/>
      <text:p text:style-name="P3">Nos últimos anos, a tecnologia 5G tem sido desenvolvida e implementada em vários países. Ela promete velocidades ainda mais rápidas, maior capacidade de conexão simultânea, menor latência e maior confiabilidade. O 5G abre caminho para inovações como a Internet das Coisas (IoT), a automação industrial e os veículos autônomos.</text:p>
      <text:p text:style-name="P3"/>
      <text:p text:style-name="P3">Além disso, as tecnologias de rede de comunicação estão se expandindo para além dos dispositivos tradicionais, como smartphones e computadores, para incluir uma variedade de dispositivos inteligentes e sensores interconectados. Isso cria um ecossistema de comunicação abrangente, com redes capazes de conectar e integrar dispositivos e sistemas em diversas áreas, como saúde, transporte, segurança e cidades inteligentes.</text:p>
      <text:p text:style-name="P3"/>
      <text:p text:style-name="P3">Em resumo, as tecnologias de rede de comunicação têm avançado constantemente para atender às crescentes demandas de conectividade e comunicação global. Desde as redes locais (LANs) até as redes móveis e sem fio, essas tecnologias têm desempenhado um papel fundamental na transformação digital e na interconexão de pessoas, dispositivos e sistemas em todo o mundo.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7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28:09.638056316</meta:creation-date>
    <dc:date>2023-05-15T12:34:03.561161632</dc:date>
    <meta:editing-duration>PT5M54S</meta:editing-duration>
    <meta:editing-cycles>1</meta:editing-cycles>
    <meta:document-statistic meta:table-count="0" meta:image-count="0" meta:object-count="0" meta:page-count="2" meta:paragraph-count="10" meta:word-count="427" meta:character-count="2785" meta:non-whitespace-character-count="2368"/>
    <meta:generator>LibreOffice/7.3.7.2$Linux_X86_64 LibreOffice_project/30$Build-2</meta:generator>
  </office:meta>
</office:document-meta>
</file>